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29cm" style:rel-column-width="10538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4cm" style:rel-column-width="2247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position="super 58%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23<text:span text:style-name="T1">rd</text:span> To Mar 30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Table_20_Contents">- Created the Rest View GUI</text:p>
            <text:p text:style-name="Table_20_Contents"/>
            <text:p text:style-name="Table_20_Contents">- Created the Chit Placement View GUI</text:p>
            <text:p text:style-name="Table_20_Contents"/>
            <text:p text:style-name="Table_20_Contents">- Wrote all use cases for iteration 2</text:p>
            <text:p text:style-name="Table_20_Contents"/>
            <text:p text:style-name="Table_20_Contents">- Created all unbounded use case diagrams for iteration 2</text:p>
            <text:p text:style-name="Table_20_Contents"/>
            <text:p text:style-name="Table_20_Contents">- Fixed some bugs in cheat mode an resting</text:p>
            <text:p text:style-name="Table_20_Contents"/>
            <text:p text:style-name="Table_20_Contents">- Finished requirements part of the documentation</text:p>
            <text:p text:style-name="Table_20_Contents"/>
            <text:p text:style-name="Table_20_Contents">- Implemented functionality for the lost city and castle</text:p>
          </table:table-cell>
          <table:table-cell table:style-name="Table1.D2" office:value-type="string">
            <text:p text:style-name="P4">- Implement monster rolls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3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3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4-07T16:07:50.50</dc:date>
    <meta:editing-duration>PT1H33M19S</meta:editing-duration>
    <meta:editing-cycles>40</meta:editing-cycles>
    <meta:generator>OpenOffice/4.1.0$Win32 OpenOffice.org_project/410m18$Build-9764</meta:generator>
    <meta:document-statistic meta:table-count="2" meta:image-count="0" meta:object-count="0" meta:page-count="1" meta:paragraph-count="22" meta:word-count="103" meta:character-count="570"/>
  </office:meta>
</office:document-meta>
</file>